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39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314004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products_after_30_day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89" table:default-cell-style-name="Default"/>
        <table:table-row table:style-name="ro1">
          <table:table-cell office:value-type="string" calcext:value-type="string">
            <text:p>OMGHAI!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6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6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6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6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7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7" office:value-type="float" office:value="9" calcext:value-type="float" table:number-columns-spanned="2" table:number-rows-spanned="1">
            <text:p>9</text:p>
          </table:table-cell>
          <table:covered-table-cell/>
          <table:table-cell table:style-name="ce7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7" office:value-type="float" office:value="11" calcext:value-type="float" table:number-columns-spanned="2" table:number-rows-spanned="1">
            <text:p>11</text:p>
          </table:table-cell>
          <table:covered-table-cell/>
          <table:table-cell table:style-name="ce7" office:value-type="float" office:value="12" calcext:value-type="float" table:number-columns-spanned="2" table:number-rows-spanned="1">
            <text:p>12</text:p>
          </table:table-cell>
          <table:covered-table-cell/>
          <table:table-cell table:style-name="ce7" office:value-type="float" office:value="13" calcext:value-type="float" table:number-columns-spanned="2" table:number-rows-spanned="1">
            <text:p>13</text:p>
          </table:table-cell>
          <table:covered-table-cell/>
          <table:table-cell table:style-name="ce7" office:value-type="float" office:value="14" calcext:value-type="float" table:number-columns-spanned="2" table:number-rows-spanned="1">
            <text:p>14</text:p>
          </table:table-cell>
          <table:covered-table-cell/>
          <table:table-cell table:style-name="ce7" office:value-type="float" office:value="15" calcext:value-type="float" table:number-columns-spanned="2" table:number-rows-spanned="1">
            <text:p>15</text:p>
          </table:table-cell>
          <table:covered-table-cell/>
          <table:table-cell table:style-name="ce7" office:value-type="float" office:value="16" calcext:value-type="float" table:number-columns-spanned="2" table:number-rows-spanned="1">
            <text:p>16</text:p>
          </table:table-cell>
          <table:covered-table-cell/>
          <table:table-cell table:number-columns-repeated="989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edium Coverag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989"/>
        </table:table-row>
        <table:table-row table:style-name="ro1">
          <table:table-cell table:style-name="ce2" office:value-type="string" calcext:value-type="string">
            <text:p>Full Coverag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-7" calcext:value-type="float">
            <text:p>-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-9" calcext:value-type="float">
            <text:p>-9</text:p>
          </table:table-cell>
          <table:table-cell office:value-type="float" office:value="20" calcext:value-type="float">
            <text:p>20</text:p>
          </table:table-cell>
          <table:table-cell office:value-type="float" office:value="-10" calcext:value-type="float">
            <text:p>-10</text:p>
          </table:table-cell>
          <table:table-cell office:value-type="float" office:value="22" calcext:value-type="float">
            <text:p>22</text:p>
          </table:table-cell>
          <table:table-cell office:value-type="float" office:value="-11" calcext:value-type="float">
            <text:p>-11</text:p>
          </table:table-cell>
          <table:table-cell office:value-type="float" office:value="24" calcext:value-type="float">
            <text:p>24</text:p>
          </table:table-cell>
          <table:table-cell office:value-type="float" office:value="-12" calcext:value-type="float">
            <text:p>-12</text:p>
          </table:table-cell>
          <table:table-cell office:value-type="float" office:value="26" calcext:value-type="float">
            <text:p>26</text:p>
          </table:table-cell>
          <table:table-cell office:value-type="float" office:value="-13" calcext:value-type="float">
            <text:p>-13</text:p>
          </table:table-cell>
          <table:table-cell office:value-type="float" office:value="28" calcext:value-type="float">
            <text:p>28</text:p>
          </table:table-cell>
          <table:table-cell office:value-type="float" office:value="-14" calcext:value-type="float">
            <text:p>-14</text:p>
          </table:table-cell>
          <table:table-cell office:value-type="float" office:value="30" calcext:value-type="float">
            <text:p>30</text:p>
          </table:table-cell>
          <table:table-cell table:style-name="ce2" table:number-columns-repeated="989"/>
        </table:table-row>
        <table:table-row table:style-name="ro1">
          <table:table-cell table:style-name="ce1" office:value-type="string" calcext:value-type="string">
            <text:p>Low Coverag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989"/>
        </table:table-row>
        <table:table-row table:style-name="ro1">
          <table:table-cell table:style-name="ce3" office:value-type="string" calcext:value-type="string">
            <text:p>Mega Coverag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style-name="ce3" table:number-columns-repeated="989"/>
        </table:table-row>
        <table:table-row table:style-name="ro1">
          <table:table-cell table:style-name="ce3" office:value-type="string" calcext:value-type="string">
            <text:p>Mega Coverage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table:style-name="ce3" table:number-columns-repeated="989"/>
        </table:table-row>
        <table:table-row table:style-name="ro1">
          <table:table-cell table:style-name="ce4" office:value-type="string" calcext:value-type="string">
            <text:p>Special Full Coverage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989"/>
        </table:table-row>
        <table:table-row table:style-name="ro1">
          <table:table-cell table:style-name="ce4" office:value-type="string" calcext:value-type="string">
            <text:p>Special Full Coverag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989"/>
        </table:table-row>
        <table:table-row table:style-name="ro1">
          <table:table-cell table:style-name="ce4" office:value-type="string" calcext:value-type="string">
            <text:p>Special Full Coverag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4" calcext:value-type="float">
            <text:p>-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5" calcext:value-type="float">
            <text:p>-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6" calcext:value-type="float">
            <text:p>-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989"/>
        </table:table-row>
        <table:table-row table:style-name="ro1">
          <table:table-cell office:value-type="string" calcext:value-type="string">
            <text:p>Super Sal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office:value-type="string" calcext:value-type="string">
            <text:p>-------- day 1 --------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nam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Medium Coverage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Full Coverag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Low Coverag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Mega Coverag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Mega Coverage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pecial Full Coverage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pecial Full Coverage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pecial Full Coverage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uper Sal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office:value-type="string" calcext:value-type="string">
            <text:p>-------- day 2 --------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nam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Medium Coverage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Full Covera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Low Coverag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Mega Coverag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Mega Coverage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pecial Full Coverage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pecial Full Coverage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pecial Full Coverage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uper Sa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office:value-type="string" calcext:value-type="string">
            <text:p>-------- day 3 --------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nam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Medium Coverage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Full Coverage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Low Coverag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Mega Coverag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Mega Coverage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pecial Full Coverage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pecial Full Coverage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pecial Full Coverag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uper Sa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office:value-type="string" calcext:value-type="string">
            <text:p>-------- day 4 --------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nam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Medium Coverage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Full Coverage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Low Coverag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Mega Coverag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Mega Coverage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pecial Full Coverage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pecial Full Coverage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pecial Full Coverag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uper Sale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office:value-type="string" calcext:value-type="string">
            <text:p>-------- day 5 --------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nam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Medium Coverag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Full Coverage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Low Covera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Mega Coverag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Mega Coverage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pecial Full Coverage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pecial Full Coverage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pecial Full Coverage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uper Sale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office:value-type="string" calcext:value-type="string">
            <text:p>-------- day 6 --------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nam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Medium Coverage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Full Coverage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Low Coverag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Mega Coverag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Mega Coverage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pecial Full Coverage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pecial Full Coverage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pecial Full Coverag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uper Sale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office:value-type="string" calcext:value-type="string">
            <text:p>-------- day 7 --------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nam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Medium Coverage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Full Coverage</text:p>
          </table:table-cell>
          <table:table-cell office:value-type="float" office:value="-5" calcext:value-type="float">
            <text:p>-5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Low Coverage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Mega Coverag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Mega Coverage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pecial Full Coverage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pecial Full Coverage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pecial Full Coverage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uper Sale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office:value-type="string" calcext:value-type="string">
            <text:p>-------- day 8 --------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nam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Medium Coverag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Full Coverage</text:p>
          </table:table-cell>
          <table:table-cell office:value-type="float" office:value="-6" calcext:value-type="float">
            <text:p>-6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Low Coverage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Mega Coverag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Mega Coverage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pecial Full Coverage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pecial Full Coverag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pecial Full Coverage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uper Sale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office:value-type="string" calcext:value-type="string">
            <text:p>-------- day 9 --------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nam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Medium Coverag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Full Coverage</text:p>
          </table:table-cell>
          <table:table-cell office:value-type="float" office:value="-7" calcext:value-type="float">
            <text:p>-7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Low Coverage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Mega Coverag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Mega Coverage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pecial Full Coverage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pecial Full Coverag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pecial Full Coverage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uper Sale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office:value-type="string" calcext:value-type="string">
            <text:p>-------- day 10 --------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nam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Medium Coverag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Full Coverage</text:p>
          </table:table-cell>
          <table:table-cell office:value-type="float" office:value="-8" calcext:value-type="float">
            <text:p>-8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Low Coverage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Mega Coverag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Mega Coverage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pecial Full Coverage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pecial Full Coverage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pecial Full Coverage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uper Sale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office:value-type="string" calcext:value-type="string">
            <text:p>-------- day 11 --------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nam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Medium Coverage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Full Coverage</text:p>
          </table:table-cell>
          <table:table-cell office:value-type="float" office:value="-9" calcext:value-type="float">
            <text:p>-9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Low Coverage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Mega Coverag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Mega Coverage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pecial Full Coverage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pecial Full Coverag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pecial Full Coverage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uper Sale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office:value-type="string" calcext:value-type="string">
            <text:p>-------- day 12 --------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nam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Medium Coverage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Full Coverage</text:p>
          </table:table-cell>
          <table:table-cell office:value-type="float" office:value="-10" calcext:value-type="float">
            <text:p>-10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Low Coverage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Mega Coverag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Mega Coverage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pecial Full Coverage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pecial Full Coverage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pecial Full Coverage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Super Sale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------- day 13 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dium Coverage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ll Coverage</text:p>
          </table:table-cell>
          <table:table-cell office:value-type="float" office:value="-11" calcext:value-type="float">
            <text:p>-11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w Coverage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ga Coverag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ga Coverage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er Sa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------- day 14 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dium Coverage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ll Coverage</text:p>
          </table:table-cell>
          <table:table-cell office:value-type="float" office:value="-12" calcext:value-type="float">
            <text:p>-12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w Coverage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ga Coverag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ga Coverage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er Sale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------- day 15 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dium Coverage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ll Coverage</text:p>
          </table:table-cell>
          <table:table-cell office:value-type="float" office:value="-13" calcext:value-type="float">
            <text:p>-13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w Coverag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ga Coverag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ga Coverage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er Sale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------- day 16 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dium Coverage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ll Coverage</text:p>
          </table:table-cell>
          <table:table-cell office:value-type="float" office:value="-14" calcext:value-type="float">
            <text:p>-14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w Coverage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ga Coverag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ga Coverage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er Sale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------- day 17 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dium Coverage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ll Coverage</text:p>
          </table:table-cell>
          <table:table-cell office:value-type="float" office:value="-15" calcext:value-type="float">
            <text:p>-15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w Coverage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ga Coverag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ga Coverage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er Sale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------- day 18 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dium Coverage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ll Coverage</text:p>
          </table:table-cell>
          <table:table-cell office:value-type="float" office:value="-16" calcext:value-type="float">
            <text:p>-16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w Coverage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ga Coverag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ga Coverage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er Sale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------- day 19 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dium Coverage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ll Coverage</text:p>
          </table:table-cell>
          <table:table-cell office:value-type="float" office:value="-17" calcext:value-type="float">
            <text:p>-17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w Coverage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ga Coverag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ga Coverage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er Sale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------- day 20 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dium Coverag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ll Coverage</text:p>
          </table:table-cell>
          <table:table-cell office:value-type="float" office:value="-18" calcext:value-type="float">
            <text:p>-18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w Coverage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ga Coverag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ga Coverage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er Sale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------- day 21 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dium Coverage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ll Coverage</text:p>
          </table:table-cell>
          <table:table-cell office:value-type="float" office:value="-19" calcext:value-type="float">
            <text:p>-19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w Coverage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ga Coverag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ga Coverage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er Sale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------- day 22 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dium Coverage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ll Coverage</text:p>
          </table:table-cell>
          <table:table-cell office:value-type="float" office:value="-20" calcext:value-type="float">
            <text:p>-20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w Coverage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ga Coverag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ga Coverage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er Sale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------- day 23 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dium Coverage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ll Coverage</text:p>
          </table:table-cell>
          <table:table-cell office:value-type="float" office:value="-21" calcext:value-type="float">
            <text:p>-21</text:p>
          </table:table-cell>
          <table:table-cell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w Coverage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ga Coverag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ga Coverage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er Sale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------- day 24 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dium Coverage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ll Coverage</text:p>
          </table:table-cell>
          <table:table-cell office:value-type="float" office:value="-22" calcext:value-type="float">
            <text:p>-22</text:p>
          </table:table-cell>
          <table:table-cell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w Coverage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ga Coverag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ga Coverage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er Sale</text:p>
          </table:table-cell>
          <table:table-cell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------- day 25 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dium Coverage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ll Coverage</text:p>
          </table:table-cell>
          <table:table-cell office:value-type="float" office:value="-23" calcext:value-type="float">
            <text:p>-23</text:p>
          </table:table-cell>
          <table:table-cell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w Coverage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ga Coverag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ga Coverage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er Sale</text:p>
          </table:table-cell>
          <table:table-cell office:value-type="float" office:value="-22" calcext:value-type="float">
            <text:p>-2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------- day 26 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dium Coverage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ll Coverage</text:p>
          </table:table-cell>
          <table:table-cell office:value-type="float" office:value="-24" calcext:value-type="float">
            <text:p>-2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w Coverage</text:p>
          </table:table-cell>
          <table:table-cell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ga Coverag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ga Coverage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er Sale</text:p>
          </table:table-cell>
          <table:table-cell office:value-type="float" office:value="-23" calcext:value-type="float">
            <text:p>-2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------- day 27 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dium Coverage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ll Coverage</text:p>
          </table:table-cell>
          <table:table-cell office:value-type="float" office:value="-25" calcext:value-type="float">
            <text:p>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w Coverage</text:p>
          </table:table-cell>
          <table:table-cell office:value-type="float" office:value="-22" calcext:value-type="float">
            <text:p>-2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ga Coverag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ga Coverage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22" calcext:value-type="float">
            <text:p>-2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er Sale</text:p>
          </table:table-cell>
          <table:table-cell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------- day 28 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dium Coverage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ll Coverage</text:p>
          </table:table-cell>
          <table:table-cell office:value-type="float" office:value="-26" calcext:value-type="float">
            <text:p>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w Coverage</text:p>
          </table:table-cell>
          <table:table-cell office:value-type="float" office:value="-23" calcext:value-type="float">
            <text:p>-2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ga Coverag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ga Coverage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23" calcext:value-type="float">
            <text:p>-2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er Sale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------- day 29 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dium Coverage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ll Coverage</text:p>
          </table:table-cell>
          <table:table-cell office:value-type="float" office:value="-27" calcext:value-type="float">
            <text:p>-27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w Coverage</text:p>
          </table:table-cell>
          <table:table-cell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ga Coverag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ga Coverage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er Sale</text:p>
          </table:table-cell>
          <table:table-cell office:value-type="float" office:value="-26" calcext:value-type="float">
            <text:p>-26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------- day 30 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<text:s/>sellIn</text:p>
          </table:table-cell>
          <table:table-cell office:value-type="string" calcext:value-type="string">
            <text:p><text:s/>pr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dium Coverage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ll Coverage</text:p>
          </table:table-cell>
          <table:table-cell office:value-type="float" office:value="-28" calcext:value-type="float">
            <text:p>-28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w Coverage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ga Coverag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ga Coverage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Full Coverage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er Sale</text:p>
          </table:table-cell>
          <table:table-cell office:value-type="float" office:value="-27" calcext:value-type="float">
            <text:p>-27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Linux_X86_64 LibreOffice_project/20m0$Build-2</meta:generator>
    <dc:date>2019-04-11T21:23:44.039546686</dc:date>
    <meta:editing-duration>PT28M48S</meta:editing-duration>
    <meta:editing-cycles>8</meta:editing-cycles>
    <meta:document-statistic meta:table-count="1" meta:cell-count="1298" meta:object-count="0"/>
  </office:meta>
</office:document-meta>
</file>